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P3" style:family="paragraph" style:parent-style-name="Standard">
      <style:text-properties officeooo:rsid="00128039" officeooo:paragraph-rsid="00128039"/>
    </style:style>
    <style:style style:name="P4" style:family="paragraph" style:parent-style-name="Standard">
      <style:text-properties officeooo:rsid="00128039" officeooo:paragraph-rsid="0014a784"/>
    </style:style>
    <style:style style:name="P5" style:family="paragraph" style:parent-style-name="Standard">
      <style:text-properties officeooo:rsid="00137d6d" officeooo:paragraph-rsid="00137d6d"/>
    </style:style>
    <style:style style:name="P6" style:family="paragraph" style:parent-style-name="Standard">
      <style:text-properties officeooo:rsid="0014a784" officeooo:paragraph-rsid="0014a784"/>
    </style:style>
    <style:style style:name="P7" style:family="paragraph" style:parent-style-name="Standard">
      <style:text-properties officeooo:paragraph-rsid="0014a784"/>
    </style:style>
    <style:style style:name="P8" style:family="paragraph" style:parent-style-name="Standard">
      <style:text-properties officeooo:rsid="0016f099" officeooo:paragraph-rsid="0016f099"/>
    </style:style>
    <style:style style:name="P9" style:family="paragraph" style:parent-style-name="Standard">
      <style:text-properties officeooo:rsid="0018d29e" officeooo:paragraph-rsid="0018d29e"/>
    </style:style>
    <style:style style:name="P10" style:family="paragraph" style:parent-style-name="Standard">
      <style:text-properties officeooo:rsid="00193ad0" officeooo:paragraph-rsid="00193ad0"/>
    </style:style>
    <style:style style:name="P11" style:family="paragraph" style:parent-style-name="Standard">
      <style:text-properties officeooo:rsid="0018d29e" officeooo:paragraph-rsid="0018d29e"/>
    </style:style>
    <style:style style:name="P12" style:family="paragraph" style:parent-style-name="Standard">
      <style:paragraph-properties fo:break-before="page"/>
      <style:text-properties officeooo:rsid="0018d29e" officeooo:paragraph-rsid="0018d29e"/>
    </style:style>
    <style:style style:name="T1" style:family="text">
      <style:text-properties officeooo:rsid="00100c54"/>
    </style:style>
    <style:style style:name="T2" style:family="text">
      <style:text-properties officeooo:rsid="00128039"/>
    </style:style>
    <style:style style:name="T3" style:family="text">
      <style:text-properties officeooo:rsid="00137d6d"/>
    </style:style>
    <style:style style:name="T4" style:family="text">
      <style:text-properties officeooo:rsid="0014a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  <text:p text:style-name="P2"/>
      <text:p text:style-name="P3">git checkout -- file.txt— удалить изменения не отправленные в индекс</text:p>
      <text:p text:style-name="P3">git checkout . - см. выше, применяется ко всем файлам</text:p>
      <text:p text:style-name="P3">git clean — удаляет новые файлы</text:p>
      <text:p text:style-name="P5">git reset <text:span text:style-name="T2">-- </text:span>file.txt - </text:p>
      <text:p text:style-name="P7"><text:span text:style-name="T3">git reset HEAD^^ (HEAD</text:span>~<text:span text:style-name="T3">2) — убирает закоммиченные изменения, столько , сколько указано ^ либо тильдой</text:span></text:p>
      <text:p text:style-name="P7"><text:span text:style-name="T2">-- <text:s/></text:span><text:span text:style-name="T4">soft — отмена изменений до уровня индекса</text:span></text:p>
      <text:p text:style-name="P4">-- <text:span text:style-name="T4">mixed — отмена изменений из индекса</text:span></text:p>
      <text:p text:style-name="P4">-- <text:span text:style-name="T4">hard — полностью удаляет</text:span></text:p>
      <text:p text:style-name="P6">git revert — отмена изменений для запушенных изменений</text:p>
      <text:p text:style-name="P6"/>
      <text:p text:style-name="P9"/>
      <text:p text:style-name="P12"/>
      <text:p text:style-name="P9"/>
      <text:p text:style-name="P9">fast-forward merge</text:p>
      <text:p text:style-name="P8">git checkout -b branchname — создание новой ветки</text:p>
      <text:p text:style-name="P8">git checkout main — переключение на ветку</text:p>
      <text:p text:style-name="P8">git merge branchname <text:s/>- вливание ветки branchname в ветку из которой сделан запрос</text:p>
      <text:p text:style-name="P8"/>
      <text:p text:style-name="P9">non fast-forward merge</text:p>
      <text:p text:style-name="P9"/>
      <text:p text:style-name="P10">test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7-04T16:14:53.403392768</dc:date>
    <meta:editing-duration>PT20M2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16" meta:character-count="1486" meta:non-whitespace-character-count="1223"/>
  </office:meta>
</office:document-meta>
</file>